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C00000064A241128ED0E043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17df3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80pt" officeooo:rsid="000d15d0" officeooo:paragraph-rsid="00108785" style:font-size-asian="80pt" style:font-size-complex="80pt"/>
    </style:style>
    <style:style style:name="P6" style:family="paragraph" style:parent-style-name="Standard">
      <style:paragraph-properties fo:text-align="center" style:justify-single-word="false"/>
      <style:text-properties style:font-name="DejaVu Sans Mono" fo:font-size="80pt" officeooo:rsid="000d15d0" officeooo:paragraph-rsid="00108785" style:font-size-asian="80pt" style:font-size-complex="80pt"/>
    </style:style>
    <style:style style:name="P7" style:family="paragraph" style:parent-style-name="Standard">
      <style:paragraph-properties fo:text-align="center" style:justify-single-word="false"/>
      <style:text-properties style:font-name="DejaVu Sans Mono" fo:font-size="80pt" officeooo:rsid="0015eb2c" officeooo:paragraph-rsid="0015eb2c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2" text:anchor-type="paragraph" svg:x="4.8957in" svg:y="-0.6272in" svg:width="2.1102in" svg:height="0.5555in" draw:z-index="0"><draw:image xlink:href="Pictures/100002010000017C00000064A241128ED0E043D3.png" xlink:type="simple" xlink:show="embed" xlink:actuate="onLoad"/></draw:frame></text:p>
      <text:p text:style-name="P5">BORNHACK</text:p>
      <text:p text:style-name="P3"/>
      <text:p text:style-name="P7">INFODESK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2T08:09:59.144000000</dc:date>
    <meta:editing-duration>PT18M6S</meta:editing-duration>
    <meta:editing-cycles>9</meta:editing-cycles>
    <meta:generator>LibreOffice/5.4.0.3$Windows_X86_64 LibreOffice_project/7556cbc6811c9d992f4064ab9287069087d7f62c</meta:generator>
    <meta:document-statistic meta:table-count="0" meta:image-count="1" meta:object-count="0" meta:page-count="1" meta:paragraph-count="3" meta:word-count="9" meta:character-count="79" meta:non-whitespace-character-count="71"/>
  </office:meta>
</office:document-meta>
</file>